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15051378326</text:p>
        </text:list-item>
        <text:list-item>
          <text:p text:style-name="P307">BR243746771867Q</text:p>
        </text:list-item>
        <text:list-item>
          <text:p text:style-name="P308">BR247967713617B</text:p>
        </text:list-item>
        <text:list-item>
          <text:p text:style-name="P309">BR247123314045T</text:p>
        </text:list-item>
        <text:list-item>
          <text:p text:style-name="P310">BR2459861039999</text:p>
        </text:list-item>
        <text:list-item>
          <text:p text:style-name="P311">BR245767264638C</text:p>
        </text:list-item>
        <text:list-item>
          <text:p text:style-name="P312">BR246297166112C</text:p>
        </text:list-item>
        <text:list-item>
          <text:p text:style-name="P313">BR246890578079Z</text:p>
        </text:list-item>
        <text:list-item>
          <text:p text:style-name="P314">BR241931728960O</text:p>
        </text:list-item>
        <text:list-item>
          <text:p text:style-name="P315">BR2465761999987</text:p>
        </text:list-item>
        <text:list-item>
          <text:p text:style-name="P316">BR2492106040184</text:p>
        </text:list-item>
        <text:list-item>
          <text:p text:style-name="P317">BR2464813085415</text:p>
        </text:list-item>
        <text:list-item>
          <text:p text:style-name="P318">BR241116613035Z</text:p>
        </text:list-item>
        <text:list-item>
          <text:p text:style-name="P319">BR244854263031I</text:p>
        </text:list-item>
        <text:list-item>
          <text:p text:style-name="P320">BR2404912912304</text:p>
        </text:list-item>
        <text:list-item>
          <text:p text:style-name="P321">BR241355588562L</text:p>
        </text:list-item>
        <text:list-item>
          <text:p text:style-name="P322">BR247858835638N</text:p>
        </text:list-item>
        <text:list-item>
          <text:p text:style-name="P323">BR247180870229Y</text:p>
        </text:list-item>
        <text:list-item>
          <text:p text:style-name="P324">BR245749217476Z</text:p>
        </text:list-item>
        <text:list-item>
          <text:p text:style-name="P325">BR244690266145V</text:p>
        </text:list-item>
        <text:list-item>
          <text:p text:style-name="P326">BR240043260422S</text:p>
        </text:list-item>
        <text:list-item>
          <text:p text:style-name="P327">BR2435109496770</text:p>
        </text:list-item>
        <text:list-item>
          <text:p text:style-name="P328">BR245166661166Q</text:p>
        </text:list-item>
        <text:list-item>
          <text:p text:style-name="P329">BR243247406959P</text:p>
        </text:list-item>
        <text:list-item>
          <text:p text:style-name="P330">BR2405600964004</text:p>
        </text:list-item>
        <text:list-item>
          <text:p text:style-name="P331">BR241680843513X</text:p>
        </text:list-item>
        <text:list-item>
          <text:p text:style-name="P332">BR241802288466P</text:p>
        </text:list-item>
        <text:list-item>
          <text:p text:style-name="P333">BR249869345958W</text:p>
        </text:list-item>
        <text:list-item>
          <text:p text:style-name="P334">BR2485162381602</text:p>
        </text:list-item>
        <text:list-item>
          <text:p text:style-name="P335">BR243314296431Z</text:p>
        </text:list-item>
        <text:list-item>
          <text:p text:style-name="P336">BR248621078742Q</text:p>
        </text:list-item>
        <text:list-item>
          <text:p text:style-name="P337">BR242024546305T</text:p>
        </text:list-item>
        <text:list-item>
          <text:p text:style-name="P338">BR2400685474344</text:p>
        </text:list-item>
        <text:list-item>
          <text:p text:style-name="P339">BR2446101282171</text:p>
        </text:list-item>
        <text:list-item>
          <text:p text:style-name="P340">BR245353603965N</text:p>
        </text:list-item>
        <text:list-item>
          <text:p text:style-name="P341">BR248537390790X</text:p>
        </text:list-item>
        <text:list-item>
          <text:p text:style-name="P342">BR247840630684V</text:p>
        </text:list-item>
        <text:list-item>
          <text:p text:style-name="P343">BR249791241247N</text:p>
        </text:list-item>
        <text:list-item>
          <text:p text:style-name="P344">BR249897785709H</text:p>
        </text:list-item>
        <text:list-item>
          <text:p text:style-name="P345">BR242344973704J</text:p>
        </text:list-item>
        <text:list-item>
          <text:p text:style-name="P346">BR248317144796T</text:p>
        </text:list-item>
        <text:list-item>
          <text:p text:style-name="P347">BR2469927844929</text:p>
        </text:list-item>
        <text:list-item>
          <text:p text:style-name="P348">BR243334513424M</text:p>
        </text:list-item>
        <text:list-item>
          <text:p text:style-name="P349">BR243211111805R</text:p>
        </text:list-item>
        <text:list-item>
          <text:p text:style-name="P350">BR240102879555U</text:p>
        </text:list-item>
        <text:list-item>
          <text:p text:style-name="P351">BR246777014552V</text:p>
        </text:list-item>
        <text:list-item>
          <text:p text:style-name="P352">BR2442050172099</text:p>
        </text:list-item>
        <text:list-item>
          <text:p text:style-name="P353">BR2411847050501</text:p>
        </text:list-item>
        <text:list-item>
          <text:p text:style-name="P354">BR249319817063C</text:p>
        </text:list-item>
        <text:list-item>
          <text:p text:style-name="P355">BR240870460312I</text:p>
        </text:list-item>
        <text:list-item>
          <text:p text:style-name="P356">BR2465226562556</text:p>
        </text:list-item>
        <text:list-item>
          <text:p text:style-name="P357">BR245822227921Z</text:p>
        </text:list-item>
        <text:list-item>
          <text:p text:style-name="P358">BR243612138832W</text:p>
        </text:list-item>
        <text:list-item>
          <text:p text:style-name="P359">BR2491655631484</text:p>
        </text:list-item>
        <text:list-item>
          <text:p text:style-name="P360">BR2424955186188</text:p>
        </text:list-item>
        <text:list-item>
          <text:p text:style-name="P361">BR2440190973935</text:p>
        </text:list-item>
        <text:list-item>
          <text:p text:style-name="P362">BR2493803516506</text:p>
        </text:list-item>
        <text:list-item>
          <text:p text:style-name="P363">BR249537245376R</text:p>
        </text:list-item>
        <text:list-item>
          <text:p text:style-name="P364">BR248076025307X</text:p>
        </text:list-item>
        <text:list-item>
          <text:p text:style-name="P365">BR247693783972V</text:p>
        </text:list-item>
        <text:list-item>
          <text:p text:style-name="P366">BR2415021077434</text:p>
        </text:list-item>
        <text:list-item>
          <text:p text:style-name="P367">BR242915556036U</text:p>
        </text:list-item>
        <text:list-item>
          <text:p text:style-name="P368">BR248016505044O</text:p>
        </text:list-item>
        <text:list-item>
          <text:p text:style-name="P369">BR244557777272B</text:p>
        </text:list-item>
        <text:list-item>
          <text:p text:style-name="P370">BR2449038150407</text:p>
        </text:list-item>
        <text:list-item>
          <text:p text:style-name="P371">BR248139867704X</text:p>
        </text:list-item>
        <text:list-item>
          <text:p text:style-name="P372">BR246948136144K</text:p>
        </text:list-item>
        <text:list-item>
          <text:p text:style-name="P373">BR2467866810260</text:p>
        </text:list-item>
        <text:list-item>
          <text:p text:style-name="P374">BR245348071182A</text:p>
        </text:list-item>
        <text:list-item>
          <text:p text:style-name="P375">BR247458571966Z</text:p>
        </text:list-item>
        <text:list-item>
          <text:p text:style-name="P376">BR242095289214M</text:p>
        </text:list-item>
        <text:list-item>
          <text:p text:style-name="P377">BR240055030401W</text:p>
        </text:list-item>
        <text:list-item>
          <text:p text:style-name="P378">BR241114564477N</text:p>
        </text:list-item>
        <text:list-item>
          <text:p text:style-name="P379">BR2461640075564</text:p>
        </text:list-item>
        <text:list-item>
          <text:p text:style-name="P380">BR241424692618Z</text:p>
        </text:list-item>
        <text:list-item>
          <text:p text:style-name="P381">BR248188271855O</text:p>
        </text:list-item>
        <text:list-item>
          <text:p text:style-name="P382">BR243183927555T</text:p>
        </text:list-item>
        <text:list-item>
          <text:p text:style-name="P383">BR240816276625R</text:p>
        </text:list-item>
        <text:list-item>
          <text:p text:style-name="P384">BR241665669447Z</text:p>
        </text:list-item>
        <text:list-item>
          <text:p text:style-name="P385">BR240433131300G</text:p>
        </text:list-item>
        <text:list-item>
          <text:p text:style-name="P386">BR244203175204W</text:p>
        </text:list-item>
        <text:list-item>
          <text:p text:style-name="P387">BR247733000657U</text:p>
        </text:list-item>
        <text:list-item>
          <text:p text:style-name="P388">BR248130975670V</text:p>
        </text:list-item>
        <text:list-item>
          <text:p text:style-name="P389">BR249433507157U</text:p>
        </text:list-item>
        <text:list-item>
          <text:p text:style-name="P390">BR2485492928276</text:p>
        </text:list-item>
        <text:list-item>
          <text:p text:style-name="P391">BR246877903008W</text:p>
        </text:list-item>
        <text:list-item>
          <text:p text:style-name="P392">BR243407796423B</text:p>
        </text:list-item>
        <text:list-item>
          <text:p text:style-name="P393">BR245309404493T</text:p>
        </text:list-item>
        <text:list-item>
          <text:p text:style-name="P394">BR243619363607V</text:p>
        </text:list-item>
        <text:list-item>
          <text:p text:style-name="P395">BR241064071782J</text:p>
        </text:list-item>
        <text:list-item>
          <text:p text:style-name="P396">BR242575672779D</text:p>
        </text:list-item>
        <text:list-item>
          <text:p text:style-name="P397">BR2449453327017</text:p>
        </text:list-item>
        <text:list-item>
          <text:p text:style-name="P398">BR2460036544514</text:p>
        </text:list-item>
        <text:list-item>
          <text:p text:style-name="P399">BR242809203473R</text:p>
        </text:list-item>
        <text:list-item>
          <text:p text:style-name="P400">BR244142767646W</text:p>
        </text:list-item>
        <text:list-item>
          <text:p text:style-name="P401">BR242370542462M</text:p>
        </text:list-item>
        <text:list-item>
          <text:p text:style-name="P402">BR245330328387O</text:p>
        </text:list-item>
        <text:list-item>
          <text:p text:style-name="P403">BR240321047532Z</text:p>
        </text:list-item>
        <text:list-item>
          <text:p text:style-name="P404">BR244878145458L</text:p>
        </text:list-item>
        <text:list-item>
          <text:p text:style-name="P405">BR241079228643W</text:p>
        </text:list-item>
        <text:list-item>
          <text:p text:style-name="P406">BR2436115123737</text:p>
        </text:list-item>
        <text:list-item>
          <text:p text:style-name="P407">BR2422598837529</text:p>
        </text:list-item>
        <text:list-item>
          <text:p text:style-name="P408">BR245580674231D</text:p>
        </text:list-item>
        <text:list-item>
          <text:p text:style-name="P409">BR244783636559A</text:p>
        </text:list-item>
        <text:list-item>
          <text:p text:style-name="P410">BR244180198671Y</text:p>
        </text:list-item>
        <text:list-item>
          <text:p text:style-name="P411">BR247378198160U</text:p>
        </text:list-item>
        <text:list-item>
          <text:p text:style-name="P412">BR242273102481X</text:p>
        </text:list-item>
        <text:list-item>
          <text:p text:style-name="P413">BR240353277554X</text:p>
        </text:list-item>
        <text:list-item>
          <text:p text:style-name="P414">BR2430530160582</text:p>
        </text:list-item>
        <text:list-item>
          <text:p text:style-name="P415">BR2417073559181</text:p>
        </text:list-item>
        <text:list-item>
          <text:p text:style-name="P416">BR249505250145W</text:p>
        </text:list-item>
        <text:list-item>
          <text:p text:style-name="P417">BR248321258800P</text:p>
        </text:list-item>
        <text:list-item>
          <text:p text:style-name="P418">BR249014531594M</text:p>
        </text:list-item>
        <text:list-item>
          <text:p text:style-name="P419">BR244542471041M</text:p>
        </text:list-item>
        <text:list-item>
          <text:p text:style-name="P420">BR2459343629238</text:p>
        </text:list-item>
        <text:list-item>
          <text:p text:style-name="P421">BR242112897198G</text:p>
        </text:list-item>
        <text:list-item>
          <text:p text:style-name="P422">BR245891142398R</text:p>
        </text:list-item>
        <text:list-item>
          <text:p text:style-name="P423">BR240170910097E</text:p>
        </text:list-item>
        <text:list-item>
          <text:p text:style-name="P424">BR242809586826F</text:p>
        </text:list-item>
        <text:list-item>
          <text:p text:style-name="P425">BR242685305092Y</text:p>
        </text:list-item>
        <text:list-item>
          <text:p text:style-name="P426">BR242501638823P</text:p>
        </text:list-item>
        <text:list-item>
          <text:p text:style-name="P427">BR242418843286S</text:p>
        </text:list-item>
        <text:list-item>
          <text:p text:style-name="P428">BR244860446840J</text:p>
        </text:list-item>
        <text:list-item>
          <text:p text:style-name="P429">BR242392037611T</text:p>
        </text:list-item>
        <text:list-item>
          <text:p text:style-name="P430">BR248742921250U</text:p>
        </text:list-item>
        <text:list-item>
          <text:p text:style-name="P431">BR2498766249043</text:p>
        </text:list-item>
        <text:list-item>
          <text:p text:style-name="P432">BR244517440087M</text:p>
        </text:list-item>
        <text:list-item>
          <text:p text:style-name="P433">BR247963240403D</text:p>
        </text:list-item>
        <text:list-item>
          <text:p text:style-name="P434">BR2428772062927</text:p>
        </text:list-item>
        <text:list-item>
          <text:p text:style-name="P435">BR244684012713S</text:p>
        </text:list-item>
        <text:list-item>
          <text:p text:style-name="P436">BR240162384798L</text:p>
        </text:list-item>
        <text:list-item>
          <text:p text:style-name="P437">BR244209041996Z</text:p>
        </text:list-item>
        <text:list-item>
          <text:p text:style-name="P438">BR242437122139Q</text:p>
        </text:list-item>
        <text:list-item>
          <text:p text:style-name="P439">BR240163744054O</text:p>
        </text:list-item>
        <text:list-item>
          <text:p text:style-name="P440">BR241411411785H</text:p>
        </text:list-item>
        <text:list-item>
          <text:p text:style-name="P441">BR249617473341X</text:p>
        </text:list-item>
        <text:list-item>
          <text:p text:style-name="P442">BR244388819668Z</text:p>
        </text:list-item>
        <text:list-item>
          <text:p text:style-name="P443">BR245077335647E</text:p>
        </text:list-item>
        <text:list-item>
          <text:p text:style-name="P444">BR243733157720Y</text:p>
        </text:list-item>
        <text:list-item>
          <text:p text:style-name="P445">BR247801560689S</text:p>
        </text:list-item>
        <text:list-item>
          <text:p text:style-name="P446">BR241523226022V</text:p>
        </text:list-item>
        <text:list-item>
          <text:p text:style-name="P447">BR2458200707860</text:p>
        </text:list-item>
        <text:list-item>
          <text:p text:style-name="P448">BR2428343650090</text:p>
        </text:list-item>
        <text:list-item>
          <text:p text:style-name="P449">BR243694440448H</text:p>
        </text:list-item>
        <text:list-item>
          <text:p text:style-name="P450">BR2426840857061</text:p>
        </text:list-item>
        <text:list-item>
          <text:p text:style-name="P451">BR245632146079Z</text:p>
        </text:list-item>
        <text:list-item>
          <text:p text:style-name="P452">BR246519546309Y</text:p>
        </text:list-item>
        <text:list-item>
          <text:p text:style-name="P453">BR244465091282W</text:p>
        </text:list-item>
        <text:list-item>
          <text:p text:style-name="P454">BR247769828526V</text:p>
        </text:list-item>
        <text:list-item>
          <text:p text:style-name="P455">BR2417801137963</text:p>
        </text:list-item>
        <text:list-item>
          <text:p text:style-name="P456">BR2404241754134</text:p>
        </text:list-item>
        <text:list-item>
          <text:p text:style-name="P457">BR246421622176S</text:p>
        </text:list-item>
        <text:list-item>
          <text:p text:style-name="P458">BR245286676298Y</text:p>
        </text:list-item>
        <text:list-item>
          <text:p text:style-name="P459">BR245943122304N</text:p>
        </text:list-item>
        <text:list-item>
          <text:p text:style-name="P460">BR249912139940Q</text:p>
        </text:list-item>
        <text:list-item>
          <text:p text:style-name="P461">BR247696675463P</text:p>
        </text:list-item>
        <text:list-item>
          <text:p text:style-name="P462">BR2499529532994</text:p>
        </text:list-item>
        <text:list-item>
          <text:p text:style-name="P463">BR248533921895Y</text:p>
        </text:list-item>
        <text:list-item>
          <text:p text:style-name="P464">BR242096275763Q</text:p>
        </text:list-item>
        <text:list-item>
          <text:p text:style-name="P465">BR243103689072T</text:p>
        </text:list-item>
        <text:list-item>
          <text:p text:style-name="P466">BR2492879261602</text:p>
        </text:list-item>
        <text:list-item>
          <text:p text:style-name="P467">BR249687654412Q</text:p>
        </text:list-item>
        <text:list-item>
          <text:p text:style-name="P468">BR249280558234Z</text:p>
        </text:list-item>
        <text:list-item>
          <text:p text:style-name="P469">BR247546935256D</text:p>
        </text:list-item>
        <text:list-item>
          <text:p text:style-name="P470">BR249220786965D</text:p>
        </text:list-item>
        <text:list-item>
          <text:p text:style-name="P471">BR241933277894Z</text:p>
        </text:list-item>
        <text:list-item>
          <text:p text:style-name="P472">BR2460549661902</text:p>
        </text:list-item>
        <text:list-item>
          <text:p text:style-name="P473">BR243227008823Z</text:p>
        </text:list-item>
        <text:list-item>
          <text:p text:style-name="P474">BR242722422360G</text:p>
        </text:list-item>
        <text:list-item>
          <text:p text:style-name="P475">BR243583392142C</text:p>
        </text:list-item>
        <text:list-item>
          <text:p text:style-name="P476">BR242130297632N</text:p>
        </text:list-item>
        <text:list-item>
          <text:p text:style-name="P477">BR2463891232045</text:p>
        </text:list-item>
        <text:list-item>
          <text:p text:style-name="P478">BR2420367455794</text:p>
        </text:list-item>
        <text:list-item>
          <text:p text:style-name="P479">BR243437075882A</text:p>
        </text:list-item>
        <text:list-item>
          <text:p text:style-name="P480">BR245557739058N</text:p>
        </text:list-item>
        <text:list-item>
          <text:p text:style-name="P481">BR2470314720800</text:p>
        </text:list-item>
        <text:list-item>
          <text:p text:style-name="P482">BR2439214022025</text:p>
        </text:list-item>
        <text:list-item>
          <text:p text:style-name="P483">BR249376776706V</text:p>
        </text:list-item>
        <text:list-item>
          <text:p text:style-name="P484">BR2451169119173</text:p>
        </text:list-item>
        <text:list-item>
          <text:p text:style-name="P485">BR2415119080002</text:p>
        </text:list-item>
        <text:list-item>
          <text:p text:style-name="P486">BR2410273145559</text:p>
        </text:list-item>
        <text:list-item>
          <text:p text:style-name="P487">BR2484254406537</text:p>
        </text:list-item>
        <text:list-item>
          <text:p text:style-name="P488">BR245367091146P</text:p>
        </text:list-item>
        <text:list-item>
          <text:p text:style-name="P489">BR248249605320S</text:p>
        </text:list-item>
        <text:list-item>
          <text:p text:style-name="P490">BR245360623174F</text:p>
        </text:list-item>
        <text:list-item>
          <text:p text:style-name="P491">BR2403259638264</text:p>
        </text:list-item>
        <text:list-item>
          <text:p text:style-name="P492">BR247570364259Q</text:p>
        </text:list-item>
        <text:list-item>
          <text:p text:style-name="P493">BR247756326977V</text:p>
        </text:list-item>
        <text:list-item>
          <text:p text:style-name="P494">BR245913297346U</text:p>
        </text:list-item>
        <text:list-item>
          <text:p text:style-name="P495">BR245894534520Z</text:p>
        </text:list-item>
        <text:list-item>
          <text:p text:style-name="P496">BR2461149938081</text:p>
        </text:list-item>
        <text:list-item>
          <text:p text:style-name="P497">BR2489876636025</text:p>
        </text:list-item>
        <text:list-item>
          <text:p text:style-name="P498">BR249558222001W</text:p>
        </text:list-item>
        <text:list-item>
          <text:p text:style-name="P499">BR249093986562A</text:p>
        </text:list-item>
        <text:list-item>
          <text:p text:style-name="P500">BR2429683607878</text:p>
        </text:list-item>
        <text:list-item>
          <text:p text:style-name="P501">BR244739610874W</text:p>
        </text:list-item>
        <text:list-item>
          <text:p text:style-name="P502">BR240586169653E</text:p>
        </text:list-item>
        <text:list-item>
          <text:p text:style-name="P503">BR245028907763Q</text:p>
        </text:list-item>
        <text:list-item>
          <text:p text:style-name="P504">BR2480341221556</text:p>
        </text:list-item>
        <text:list-item>
          <text:p text:style-name="P505">BR2465528563358</text:p>
        </text:list-item>
        <text:list-item>
          <text:p text:style-name="P506">BR244816375144Y</text:p>
        </text:list-item>
        <text:list-item>
          <text:p text:style-name="P507">BR241887755546Y</text:p>
        </text:list-item>
        <text:list-item>
          <text:p text:style-name="P508">BR2486335631500</text:p>
        </text:list-item>
        <text:list-item>
          <text:p text:style-name="P509">BR247498490568W</text:p>
        </text:list-item>
        <text:list-item>
          <text:p text:style-name="P510">BR249013590797G</text:p>
        </text:list-item>
        <text:list-item>
          <text:p text:style-name="P511">BR2450752021191</text:p>
        </text:list-item>
        <text:list-item>
          <text:p text:style-name="P512">BR249612295385V</text:p>
        </text:list-item>
        <text:list-item>
          <text:p text:style-name="P513">BR243646686077A</text:p>
        </text:list-item>
        <text:list-item>
          <text:p text:style-name="P514">BR2434332041616</text:p>
        </text:list-item>
        <text:list-item>
          <text:p text:style-name="P515">BR246132643396H</text:p>
        </text:list-item>
        <text:list-item>
          <text:p text:style-name="P516">BR240931170650G</text:p>
        </text:list-item>
        <text:list-item>
          <text:p text:style-name="P517">BR243849937165V</text:p>
        </text:list-item>
        <text:list-item>
          <text:p text:style-name="P518">BR241726765528F</text:p>
        </text:list-item>
        <text:list-item>
          <text:p text:style-name="P519">BR2413783092544</text:p>
        </text:list-item>
        <text:list-item>
          <text:p text:style-name="P520">BR247035992690X</text:p>
        </text:list-item>
        <text:list-item>
          <text:p text:style-name="P521">BR247545791308O</text:p>
        </text:list-item>
        <text:list-item>
          <text:p text:style-name="P522">BR241194439364S</text:p>
        </text:list-item>
        <text:list-item>
          <text:p text:style-name="P523">BR241755670117Q</text:p>
        </text:list-item>
        <text:list-item>
          <text:p text:style-name="P524">BR2453881406556</text:p>
        </text:list-item>
        <text:list-item>
          <text:p text:style-name="P525">BR244826939595K</text:p>
        </text:list-item>
        <text:list-item>
          <text:p text:style-name="P526">BR246332340685X</text:p>
        </text:list-item>
        <text:list-item>
          <text:p text:style-name="P527">BR2487768355891</text:p>
        </text:list-item>
        <text:list-item>
          <text:p text:style-name="P528">BR2492833734104</text:p>
        </text:list-item>
        <text:list-item>
          <text:p text:style-name="P529">BR2422680248893</text:p>
        </text:list-item>
        <text:list-item>
          <text:p text:style-name="P530">BR249751346109K</text:p>
        </text:list-item>
        <text:list-item>
          <text:p text:style-name="P531">BR2493426953244</text:p>
        </text:list-item>
        <text:list-item>
          <text:p text:style-name="P532">BR246333747095U</text:p>
        </text:list-item>
        <text:list-item>
          <text:p text:style-name="P533">BR246941482682W</text:p>
        </text:list-item>
        <text:list-item>
          <text:p text:style-name="P534">BR244523365842Q</text:p>
        </text:list-item>
      </text:list>
      <text:p text:style-name="P5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229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0 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7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mai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4T20:36:00Z</meta:creation-date>
    <dc:date>2024-06-24T20:36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72" meta:character-count="3658" meta:row-count="25" meta:non-whitespace-character-count="3093"/>
  </office:meta>
</office:document-meta>
</file>